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3200000144B007D42136028231.png" manifest:media-type="image/png"/>
  <manifest:file-entry manifest:full-path="Pictures/100002010000054F00000134BE4B0E0680D9F192.png" manifest:media-type="image/png"/>
  <manifest:file-entry manifest:full-path="Pictures/100002010000053100000109DED7E8A0EC0BE041.png" manifest:media-type="image/png"/>
  <manifest:file-entry manifest:full-path="Pictures/10000201000005270000027C78B699FDCE81F8BD.png" manifest:media-type="image/png"/>
  <manifest:file-entry manifest:full-path="Pictures/1000020100000553000002386D0537E6922E6354.png" manifest:media-type="image/png"/>
  <manifest:file-entry manifest:full-path="Pictures/100002010000053B0000011154F375483EF5E877.png" manifest:media-type="image/png"/>
  <manifest:file-entry manifest:full-path="Pictures/1000020100000552000001421D10EFE61DC26647.png" manifest:media-type="image/png"/>
  <manifest:file-entry manifest:full-path="Pictures/10000201000005250000025D79AB1C544F3F4754.png" manifest:media-type="image/png"/>
  <manifest:file-entry manifest:full-path="Pictures/100002010000052800000194929CF847390C3DED.png" manifest:media-type="image/png"/>
  <manifest:file-entry manifest:full-path="Pictures/100002010000053000000110D93B5EFBEC024DA2.png" manifest:media-type="image/png"/>
  <manifest:file-entry manifest:full-path="Pictures/100002010000053300000102EEF3E5929D822994.png" manifest:media-type="image/png"/>
  <manifest:file-entry manifest:full-path="Pictures/100002010000053000000101EB8A6FBFECE47BCC.png" manifest:media-type="image/png"/>
  <manifest:file-entry manifest:full-path="Pictures/10000201000005500000010F6464CB2113822543.png" manifest:media-type="image/png"/>
  <manifest:file-entry manifest:full-path="Pictures/100002010000053F0000010D13B31D8F0F86B8F9.png" manifest:media-type="image/png"/>
  <manifest:file-entry manifest:full-path="Pictures/100002010000052B00000165ECF049B916D530CF.png" manifest:media-type="image/png"/>
  <manifest:file-entry manifest:full-path="Pictures/10000201000005230000010BC5EACB0B58660B89.png" manifest:media-type="image/png"/>
  <manifest:file-entry manifest:full-path="Pictures/100002010000053E00000110DFE186907AF291DB.png" manifest:media-type="image/png"/>
  <manifest:file-entry manifest:full-path="Pictures/100002010000056300000133AF7D5FBDCD2FFDC0.png" manifest:media-type="image/png"/>
  <manifest:file-entry manifest:full-path="Pictures/100002010000051B00000108FE142765F8A228C4.png" manifest:media-type="image/png"/>
  <manifest:file-entry manifest:full-path="Pictures/100002010000052C0000010A0445A59A796242ED.png" manifest:media-type="image/png"/>
  <manifest:file-entry manifest:full-path="Pictures/100002010000052B000001119E851F7A9066BF8C.png" manifest:media-type="image/png"/>
  <manifest:file-entry manifest:full-path="Pictures/10000201000005220000017B76D8A1DE00A1627F.png" manifest:media-type="image/png"/>
  <manifest:file-entry manifest:full-path="Pictures/10000201000005320000015D24481D65D6FB77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</office:font-face-decls>
  <office:automatic-styles>
    <style:style style:name="P1" style:family="paragraph" style:parent-style-name="Heading_20_1" style:master-page-name="Standard">
      <loext:graphic-properties draw:fill="solid" draw:fill-color="#ffffff"/>
      <style:paragraph-properties fo:margin-top="0in" fo:margin-bottom="0.0835in" loext:contextual-spacing="false" fo:line-height="142%" fo:keep-together="auto" style:page-number="1" fo:background-color="#ffffff" fo:keep-with-next="auto"/>
    </style:style>
    <style:style style:name="T1" style:family="text">
      <style:text-properties fo:color="#0a0a0a" style:font-name="Nunito" fo:font-size="22.5pt" fo:font-weight="bold" style:font-name-asian="Nunito1" style:font-size-asian="22.5pt" style:font-weight-asian="bold" style:font-name-complex="Nunito1" style:font-size-complex="22.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_8h3dwhqpf9ud"/><text:span text:style-name="T1">Przykładowy egzamin Grupa Wz, godz. 13.00</text:span></text:p>
      <text:p text:style-name="Standard"><text:line-break/><text:line-break/><draw:frame draw:style-name="fr1" draw:name="image2.png" text:anchor-type="as-char" svg:width="6.2681in" svg:height="1.25in" draw:z-index="0"><draw:image xlink:href="Pictures/100002010000053F0000010D13B31D8F0F86B8F9.png" xlink:type="simple" xlink:show="embed" xlink:actuate="onLoad" loext:mime-type="image/png"/></draw:frame></text:p>
      <text:p text:style-name="Standard"><draw:frame draw:style-name="fr1" draw:name="image22.png" text:anchor-type="as-char" svg:width="6.2681in" svg:height="1.25in" draw:z-index="0"><draw:image xlink:href="Pictures/10000201000005500000010F6464CB2113822543.png" xlink:type="simple" xlink:show="embed" xlink:actuate="onLoad" loext:mime-type="image/png"/></draw:frame></text:p>
      <text:p text:style-name="Standard"><draw:frame draw:style-name="fr1" draw:name="image3.png" text:anchor-type="as-char" svg:width="6.2681in" svg:height="1.2083in" draw:z-index="0"><draw:image xlink:href="Pictures/100002010000053300000102EEF3E5929D822994.png" xlink:type="simple" xlink:show="embed" xlink:actuate="onLoad" loext:mime-type="image/png"/></draw:frame></text:p>
      <text:p text:style-name="Standard"><draw:frame draw:style-name="fr1" draw:name="image4.png" text:anchor-type="as-char" svg:width="6.2681in" svg:height="1.389in" draw:z-index="0"><draw:image xlink:href="Pictures/100002010000056300000133AF7D5FBDCD2FFDC0.png" xlink:type="simple" xlink:show="embed" xlink:actuate="onLoad" loext:mime-type="image/png"/></draw:frame></text:p>
      <text:p text:style-name="Standard"><draw:frame draw:style-name="fr1" draw:name="image1.png" text:anchor-type="as-char" svg:width="6.2681in" svg:height="1.4862in" draw:z-index="0"><draw:image xlink:href="Pictures/1000020100000552000001421D10EFE61DC26647.png" xlink:type="simple" xlink:show="embed" xlink:actuate="onLoad" loext:mime-type="image/png"/></draw:frame><draw:frame draw:style-name="fr1" draw:name="image9.png" text:anchor-type="as-char" svg:width="6.2681in" svg:height="2.611in" draw:z-index="0"><draw:image xlink:href="Pictures/1000020100000553000002386D0537E6922E6354.png" xlink:type="simple" xlink:show="embed" xlink:actuate="onLoad" loext:mime-type="image/png"/></draw:frame><draw:frame draw:style-name="fr1" draw:name="image6.png" text:anchor-type="as-char" svg:width="6.2681in" svg:height="1.278in" draw:z-index="0"><draw:image xlink:href="Pictures/100002010000053B0000011154F375483EF5E877.png" xlink:type="simple" xlink:show="embed" xlink:actuate="onLoad" loext:mime-type="image/png"/></draw:frame></text:p>
      <text:p text:style-name="Standard"><draw:frame draw:style-name="fr1" draw:name="image18.png" text:anchor-type="as-char" svg:width="6.2681in" svg:height="3.028in" draw:z-index="0"><draw:image xlink:href="Pictures/10000201000005270000027C78B699FDCE81F8BD.png" xlink:type="simple" xlink:show="embed" xlink:actuate="onLoad" loext:mime-type="image/png"/></draw:frame></text:p>
      <text:p text:style-name="Standard"><draw:frame draw:style-name="fr1" draw:name="image19.png" text:anchor-type="as-char" svg:width="6.2681in" svg:height="1.4165in" draw:z-index="0"><draw:image xlink:href="Pictures/100002010000054F00000134BE4B0E0680D9F192.png" xlink:type="simple" xlink:show="embed" xlink:actuate="onLoad" loext:mime-type="image/png"/></draw:frame></text:p>
      <text:p text:style-name="Standard"><draw:frame draw:style-name="fr1" draw:name="image15.png" text:anchor-type="as-char" svg:width="6.2681in" svg:height="1.2638in" draw:z-index="0"><draw:image xlink:href="Pictures/100002010000052C0000010A0445A59A796242ED.png" xlink:type="simple" xlink:show="embed" xlink:actuate="onLoad" loext:mime-type="image/png"/></draw:frame></text:p>
      <text:p text:style-name="Standard"><draw:frame draw:style-name="fr1" draw:name="image8.png" text:anchor-type="as-char" svg:width="6.2681in" svg:height="1.6945in" draw:z-index="0"><draw:image xlink:href="Pictures/100002010000052B00000165ECF049B916D530CF.png" xlink:type="simple" xlink:show="embed" xlink:actuate="onLoad" loext:mime-type="image/png"/></draw:frame></text:p>
      <text:p text:style-name="Standard"><draw:frame draw:style-name="fr1" draw:name="image23.png" text:anchor-type="as-char" svg:width="6.2681in" svg:height="1.25in" draw:z-index="0"><draw:image xlink:href="Pictures/100002010000053100000109DED7E8A0EC0BE041.png" xlink:type="simple" xlink:show="embed" xlink:actuate="onLoad" loext:mime-type="image/png"/></draw:frame></text:p>
      <text:p text:style-name="Standard"><draw:frame draw:style-name="fr1" draw:name="image16.png" text:anchor-type="as-char" svg:width="6.2681in" svg:height="1.2083in" draw:z-index="0"><draw:image xlink:href="Pictures/100002010000053000000101EB8A6FBFECE47BCC.png" xlink:type="simple" xlink:show="embed" xlink:actuate="onLoad" loext:mime-type="image/png"/></draw:frame></text:p>
      <text:p text:style-name="Standard"><draw:frame draw:style-name="fr1" draw:name="image20.png" text:anchor-type="as-char" svg:width="6.2681in" svg:height="1.278in" draw:z-index="0"><draw:image xlink:href="Pictures/10000201000005230000010BC5EACB0B58660B89.png" xlink:type="simple" xlink:show="embed" xlink:actuate="onLoad" loext:mime-type="image/png"/></draw:frame></text:p>
      <text:p text:style-name="Standard"><draw:frame draw:style-name="fr1" draw:name="image10.png" text:anchor-type="as-char" svg:width="6.2681in" svg:height="1.2638in" draw:z-index="0"><draw:image xlink:href="Pictures/100002010000053E00000110DFE186907AF291DB.png" xlink:type="simple" xlink:show="embed" xlink:actuate="onLoad" loext:mime-type="image/png"/></draw:frame></text:p>
      <text:p text:style-name="Standard"><draw:frame draw:style-name="fr1" draw:name="image21.png" text:anchor-type="as-char" svg:width="6.2681in" svg:height="1.2638in" draw:z-index="0"><draw:image xlink:href="Pictures/100002010000051B00000108FE142765F8A228C4.png" xlink:type="simple" xlink:show="embed" xlink:actuate="onLoad" loext:mime-type="image/png"/></draw:frame></text:p>
      <text:p text:style-name="Standard"><draw:frame draw:style-name="fr1" draw:name="image12.png" text:anchor-type="as-char" svg:width="6.2681in" svg:height="1.2917in" draw:z-index="0"><draw:image xlink:href="Pictures/100002010000052B000001119E851F7A9066BF8C.png" xlink:type="simple" xlink:show="embed" xlink:actuate="onLoad" loext:mime-type="image/png"/></draw:frame></text:p>
      <text:p text:style-name="Standard"><draw:frame draw:style-name="fr1" draw:name="image14.png" text:anchor-type="as-char" svg:width="6.2681in" svg:height="1.8055in" draw:z-index="0"><draw:image xlink:href="Pictures/10000201000005220000017B76D8A1DE00A1627F.png" xlink:type="simple" xlink:show="embed" xlink:actuate="onLoad" loext:mime-type="image/png"/></draw:frame></text:p>
      <text:p text:style-name="Standard"><draw:frame draw:style-name="fr1" draw:name="image11.png" text:anchor-type="as-char" svg:width="6.2681in" svg:height="1.639in" draw:z-index="0"><draw:image xlink:href="Pictures/10000201000005320000015D24481D65D6FB772A.png" xlink:type="simple" xlink:show="embed" xlink:actuate="onLoad" loext:mime-type="image/png"/></draw:frame></text:p>
      <text:p text:style-name="Standard"><draw:frame draw:style-name="fr1" draw:name="image7.png" text:anchor-type="as-char" svg:width="6.2681in" svg:height="2.8752in" draw:z-index="0"><draw:image xlink:href="Pictures/10000201000005250000025D79AB1C544F3F4754.png" xlink:type="simple" xlink:show="embed" xlink:actuate="onLoad" loext:mime-type="image/png"/></draw:frame></text:p>
      <text:p text:style-name="Standard"><draw:frame draw:style-name="fr1" draw:name="image13.png" text:anchor-type="as-char" svg:width="6.2681in" svg:height="1.278in" draw:z-index="0"><draw:image xlink:href="Pictures/100002010000053000000110D93B5EFBEC024DA2.png" xlink:type="simple" xlink:show="embed" xlink:actuate="onLoad" loext:mime-type="image/png"/></draw:frame></text:p>
      <text:p text:style-name="Standard"><draw:frame draw:style-name="fr1" draw:name="image5.png" text:anchor-type="as-char" svg:width="6.2681in" svg:height="1.9165in" draw:z-index="0"><draw:image xlink:href="Pictures/100002010000052800000194929CF847390C3DED.png" xlink:type="simple" xlink:show="embed" xlink:actuate="onLoad" loext:mime-type="image/png"/></draw:frame></text:p>
      <text:p text:style-name="Standard"><draw:frame draw:style-name="fr1" draw:name="image17.png" text:anchor-type="as-char" svg:width="6.2681in" svg:height="1.528in" draw:z-index="0"><draw:image xlink:href="Pictures/100002010000053200000144B007D4213602823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unito" svg:font-family="Nuni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unito1" svg:font-family="Nuni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3" meta:object-count="0" meta:page-count="1" meta:paragraph-count="22" meta:word-count="6" meta:character-count="43" meta:non-whitespace-character-count="36"/>
    <meta:generator>LibreOfficeDev/6.0.5.2$Linux_X86_64 LibreOffice_project/</meta:generator>
  </office:meta>
</office:document-meta>
</file>